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ЦІНА ДЛЯ САЙТА 320)</text:p>
      <text:p text:style-name="Standard"/>
      <text:p text:style-name="Standard">ОПТ ВІД ВИРОБНИКА </text:p>
      <text:p text:style-name="Standard">(<text:span text:style-name="T1">ЦІНА ДІЄ ПРИ</text:span> ОБЄМІ ВІД 10кг., <text:span text:style-name="T1">МІЛКИЙ ОПТ</text:span>)</text:p>
      <text:p text:style-name="Standard">Пропоную завжди свіжу та корисну домашню продукцію - а саме : сулугуні,бринза,моцарелла,чедер,сулугуні-горіх,вершки, масло солодковершкове 82,5 еко, більше ІНФОРМАЦІЇ за ТЕЛЕФОНОМ.</text:p>
      <text:p text:style-name="Standard"/>
      <text:p text:style-name="Standard">Якщо Ви знайшли дешевше, зателефонуйте нам і ми запропонуємо Вам товар на взаємно вигідних умовах!</text:p>
      <text:p text:style-name="Standard">З нами завжди можна домовитись ))</text:p>
      <text:p text:style-name="Standard"/>
      <text:p text:style-name="Standard">Всі сири виготовлені з натурального коров'ячого молока!</text:p>
      <text:p text:style-name="Standard">На на ринку легально (маю всі потрібні документи ,ТМ,+НАССР, що для хорики є обов'язковим)</text:p>
      <text:p text:style-name="Standard">Маю безперебійну поставку молока(круглий рік, молоко вищий сорт, колгоспне)</text:p>
      <text:p text:style-name="Standard"/>
      <text:p text:style-name="Standard">По Києву безкоштовна доставка, у випадку замовлення від </text:p>
      <text:p text:style-name="Standard">10- на мінімальний опт.</text:p>
      <text:p text:style-name="Standard">Можлива доставка по регіонах від 10 кг. на мінімальний опт.</text:p>
      <text:p text:style-name="Standard">З будь-яких питань телефонуйте з 09 :00 - 18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3S</meta:editing-duration>
    <meta:editing-cycles>3</meta:editing-cycles>
    <meta:generator>OpenOffice/4.1.8$Win32 OpenOffice.org_project/418m3$Build-9803</meta:generator>
    <dc:date>2025-03-17T15:15:32.51</dc:date>
    <meta:document-statistic meta:table-count="0" meta:image-count="0" meta:object-count="0" meta:page-count="1" meta:paragraph-count="13" meta:word-count="117" meta:character-count="795"/>
    <dc:creator>апта атат</dc:creator>
    <meta:user-defined meta:name="Info 1"/>
    <meta:user-defined meta:name="Info 2"/>
    <meta:user-defined meta:name="Info 3"/>
    <meta:user-defined meta:name="Info 4"/>
  </office:meta>
</office:document-meta>
</file>